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otNode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Node.pre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ootNode.deleteIf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ootNode.RootNode( SiteTreeImpl tree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otNode.get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